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298e" officeooo:paragraph-rsid="0003298e"/>
    </style:style>
    <style:style style:name="T1" style:family="text">
      <style:text-properties officeooo:rsid="000329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Muema Mwangangi</text:p>
      <text:p text:style-name="Standard">## Description of Project</text:p>
      <text:p text:style-name="Standard"><text:span text:style-name="T1">Through this site one will be able to access themselves and the knowledge of the various coding languages. At the end of the project one will be able to get the results of the test. <text:s/></text:span></text:p>
      <text:p text:style-name="Standard">## Setup instructions</text:p>
      <text:p text:style-name="Standard"/>
      <text:p text:style-name="Standard"/>
      <text:p text:style-name="Standard">## Breakdown of project</text:p>
      <text:p text:style-name="Standard"><text:s/>writing of the html code to displayed by browser. Did this first since its easy and fast.&lt;br/&gt;</text:p>
      <text:p text:style-name="Standard"><text:s/>#### Inputs: radio button1, radio button2, radio button3, radio button4, radio button5</text:p>
      <text:p text:style-name="Standard"><text:s/>#### output: Percentage of correct answers got</text:p>
      <text:p text:style-name="Standard"><text:s/>wrote css code for styling my html code written earlier&lt;br/&gt;</text:p>
      <text:p text:style-name="Standard"><text:s/>wrote my javascript code the last since it was complicated and time consuming. Had to break it down to functions and then</text:p>
      <text:p text:style-name="Standard"><text:s/>using if else statements to around the program which in return works perfectly.&lt;br/&gt;</text:p>
      <text:p text:style-name="Standard"><text:s/>#### inputs: radio button1, radio button2, radio button3, radio button4, radio button5</text:p>
      <text:p text:style-name="Standard"><text:s/>#### output: percentage of correct answers</text:p>
      <text:p text:style-name="Standard"><text:s/></text:p>
      <text:p text:style-name="Standard"><text:s/>## Link to github pages</text:p>
      <text:p text:style-name="Standard"><text:s/>### https://github.com/jmuema/computer-club-questionnaire.git</text:p>
      <text:p text:style-name="Standard"/>
      <text:p text:style-name="Standard">## Lincense and copyright</text:p>
      <text:p text:style-name="Standard"/>
      <text:p text:style-name="Standard">MIT License</text:p>
      <text:p text:style-name="Standard"/>
      <text:p text:style-name="Standard">Copyright (c) [201<text:span text:style-name="T1">9</text:span>] [<text:span text:style-name="T1">Joseph Muema Mwangangi</text:span>]</text:p>
      <text:p text:style-name="Standard"/>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Standard">The above copyright notice and this permission notice shall be included in all copies or substantial portions of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7:42:19.565644773</meta:creation-date>
    <dc:date>2019-03-31T17:51:15.869134319</dc:date>
    <meta:editing-duration>PT8M59S</meta:editing-duration>
    <meta:editing-cycles>1</meta:editing-cycles>
    <meta:document-statistic meta:table-count="0" meta:image-count="0" meta:object-count="0" meta:page-count="1" meta:paragraph-count="21" meta:word-count="253" meta:character-count="1627" meta:non-whitespace-character-count="1381"/>
    <meta:generator>LibreOffice/6.0.7.3$Linux_X86_64 LibreOffice_project/00m0$Build-3</meta:generator>
  </office:meta>
</office:document-meta>
</file>